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3d595" officeooo:paragraph-rsid="0013d595"/>
    </style:style>
    <style:style style:name="P2" style:family="paragraph" style:parent-style-name="Standard">
      <style:text-properties officeooo:rsid="00145e0c" officeooo:paragraph-rsid="00145e0c"/>
    </style:style>
    <style:style style:name="T1" style:family="text">
      <style:text-properties officeooo:rsid="0015e58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 classe JeuDeCartes est une classe qui possède en attribut une map pour représenter le jeu de cartes et qui permet de compter le nombre restants de chaque carte afin de déterminer quand un certain type de carte ne se trouve plus dans le paquet ou bien que le paquet de cartes est vide. </text:p>
      <text:p text:style-name="P2">La classe Carte quant <text:span text:style-name="T1">à </text:span>elle est constitué d’attributs qui servent à l’identification de cette <text:span text:style-name="T1">dernière</text:span> ainsi qu’une description pour informer le joueur de l’effet de la car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2T16:39:04.330749371</meta:creation-date>
    <dc:date>2020-01-02T16:44:27.700391685</dc:date>
    <meta:editing-duration>PT3M51S</meta:editing-duration>
    <meta:editing-cycles>3</meta:editing-cycles>
    <meta:generator>LibreOffice/6.0.3.2$Linux_X86_64 LibreOffice_project/00m0$Build-2</meta:generator>
    <meta:document-statistic meta:table-count="0" meta:image-count="0" meta:object-count="0" meta:page-count="1" meta:paragraph-count="2" meta:word-count="82" meta:character-count="464" meta:non-whitespace-character-count="383"/>
  </office:meta>
</office:document-meta>
</file>